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Hyper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333333" style:font-name="Open Sans" style:font-name-asian="Open Sans" style:font-name-complex="Open San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C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333333" style:text-line-through-style="none" style:font-name="Open Sans" style:font-name-asian="Open Sans" style:font-name-complex="Ope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C00000" style:text-line-through-style="none" style:font-name="Open Sans" style:font-name-asian="Open Sans" style:font-name-complex="Ope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2.4089583333333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6.0060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0.9pt" style:use-optimal-row-height="false" fo:break-before="auto"/>
    </style:style>
    <style:style style:name="ro3" style:family="table-row">
      <style:table-row-properties style:row-height="36pt" style:use-optimal-row-height="false" fo:break-before="auto"/>
    </style:style>
    <style:style style:name="ro4" style:family="table-row">
      <style:table-row-properties style:row-height="111.6pt" style:use-optimal-row-height="false" fo:break-before="auto"/>
    </style:style>
    <style:style style:name="ro5" style:family="table-row">
      <style:table-row-properties style:row-height="58.1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Ide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Accident <text:s text:c="412"/>Poorly maintained roads <text:s text:c="368"/>Reckless driving <text:s text:c="385"/>Poor vehicle maintenance <text:s text:c="361"/>Ageing cars <text:s text:c="430"/>Corrupt traffic authority <text:s text:c="368"/>“fake license holders” with minimal driving skills<text:s/></text:p>
            <text:p>Traffic violations are widespread and blatant in the capital. Motorists ignore red lights, double-park, and dangerously drive down tram tracks or drive against oncoming traffic.</text:p>
          </table:table-cell>
          <table:table-cell office:value-type="string" table:style-name="ce3">
            <text:p><text:a xlink:href="https://www.seoulsolution.kr/fr/content/6630">Le système de trafic intelligent de Séoul -</text:a></text:p>
          </table:table-cell>
          <table:table-cell office:value-type="string" table:style-name="ce2">
            <text:p>system allows the vehicle to know its surroundings vehicls and support the driver decision/darkness/ fog/blind spot warning,,,</text:p>
          </table:table-cell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style-name="ce2">
            <text:p>essence</text:p>
          </table:table-cell>
          <table:table-cell table:number-columns-repeated="7" table:style-name="ce2"/>
          <table:table-cell table:number-columns-repeated="16376"/>
        </table:table-row>
        <table:table-row table:style-name="ro4">
          <table:table-cell office:value-type="string" table:style-name="ce2">
            <text:p>Effective January 2022, the GOT implemented a 50% customs duty reduction on hybrid cars and a full duty exemption on electric vehicles to encourage the expansion of the sector.  However,<text:s/><text:span text:style-name="T2">the lack of charging station infrastructure,</text:span><text:s/>little after sales service know-how, and the relatively higher prices of the vehicles compared to combustion-engine still hamper the segment’s growth.</text:p>
          </table:table-cell>
          <table:table-cell table:number-columns-repeated="7" table:style-name="ce2"/>
          <table:table-cell table:number-columns-repeated="16376"/>
        </table:table-row>
        <table:table-row table:style-name="ro5">
          <table:table-cell office:value-type="string" table:style-name="ce4">
            <text:p><text:span text:style-name="T4">Phosphate mining</text:span><text:s/>is a huge industry in Tunisia accounting for  an average 4% of Tunisia’s GDP and represents a<text:s/><text:span text:style-name="T4">key market for fleet</text:span><text:s/>sales. </text:p>
          </table:table-cell>
          <table:table-cell table:number-columns-repeated="7" table:style-name="ce2"/>
          <table:table-cell table:number-columns-repeated="16376"/>
        </table:table-row>
        <table:table-row table:style-name="ro6">
          <table:table-cell office:value-type="string" table:style-name="ce2">
            <text:p>Mulfunction of public fleet</text:p>
          </table:table-cell>
          <table:table-cell office:value-type="string" table:style-name="ce2">
            <text:p>test the ones before buying them</text:p>
          </table:table-cell>
          <table:table-cell table:number-columns-repeated="6" table:style-name="ce2"/>
          <table:table-cell table:number-columns-repeated="16376"/>
        </table:table-row>
        <table:table-row table:style-name="ro7">
          <table:table-cell office:value-type="string" table:style-name="ce2">
            <text:p>reduce</text:p>
            <text:p>CO2 emissions.</text:p>
          </table:table-cell>
          <table:table-cell table:style-name="ce1"/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string" table:style-name="ce2">
            <text:p>problem with bolt,,,</text:p>
          </table:table-cell>
          <table:table-cell office:value-type="string" table:style-name="ce1">
            <text:p>control payment(automatic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number-rows-repeated="104856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rra Mannai</meta:initial-creator>
    <dc:creator>Utilisateur Windows</dc:creator>
    <meta:creation-date>2022-11-25T11:49:10Z</meta:creation-date>
    <dc:date>2022-11-25T18:21:37Z</dc:date>
  </office:meta>
</office:document-meta>
</file>